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P72"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fo:font-size="12pt" style:font-size-asian="12pt" style:font-size-complex="12pt"/>
    </style:style>
    <style:style style:name="P74"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8157793661" text:style-name="L1">
        <text:list-item>
          <text:p text:style-name="P31">email (VARCHAR, UNIQUE, NOT NULL – used to univoquely identify the user)</text:p>
        </text:list-item>
        <text:list-item>
          <text:p text:style-name="P31">name (VARCHAR, NOT NULL)</text:p>
        </text:list-item>
        <text:list-item>
          <text:p text:style-name="P31">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1">school_level_id (INTEGER, FK, NOT NULL – refers to table school_levels (2): a user refers to only one level of teaching, such as 'primary school', 'secondary school', etc)</text:p>
        </text:list-item>
        <text:list-item>
          <text:p text:style-name="P31">location_id (INTEGER, FK, NOT NULL – refers to table locations (5))</text:p>
        </text:list-item>
        <text:list-item>
          <text:p text:style-name="P31">password_hash (VARCHAR – used for encrypting the password)</text:p>
        </text:list-item>
        <text:list-item>
          <text:p text:style-name="P31">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35494436" text:style-name="L2">
        <text:list-item>
          <text:p text:style-name="P32">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63336880" text:style-name="L3">
        <text:list-item>
          <text:p text:style-name="P33">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180316251" text:style-name="L4">
        <text:list-item>
          <text:p text:style-name="P34">user_id (INTEGER, FK, NOT NULL)</text:p>
        </text:list-item>
        <text:list-item>
          <text:p text:style-name="P34">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928838432" text:style-name="L5">
        <text:list-item>
          <text:p text:style-name="P35">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553873645" text:style-name="L6">
        <text:list-item>
          <text:p text:style-name="P36">user_id (INTEGER, FK, NOT NULL, it represents the user who loaded or created this element)</text:p>
        </text:list-item>
        <text:list-item>
          <text:p text:style-name="P36">title (VARCHAR, NOT NULL)</text:p>
        </text:list-item>
        <text:list-item>
          <text:p text:style-name="P36">description (TEXT, NOT NULL)</text:p>
        </text:list-item>
        <text:list-item>
          <text:p text:style-name="P36">duration (INTEGER – it is used only for audio and videos, can be null for images)</text:p>
        </text:list-item>
        <text:list-item>
          <text:p text:style-name="P36">sti_type (VARCHAR, NOT NULL – single table inheritance field: it is the name of the submodel associated in Rails)</text:p>
        </text:list-item>
        <text:list-item>
          <text:p text:style-name="P36">public (BOOLEAN, NOT NULL, DEFAULT FALSE – if public the element can be seen and used by anyone)</text:p>
        </text:list-item>
        <text:list-item>
          <text:p text:style-name="P36">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189713403" text:style-name="L7">
        <text:list-item>
          <text:p text:style-name="P37">lesson_id (INTEGER, FK, NOT NULL – refers to table lessons (9))</text:p>
        </text:list-item>
        <text:list-item>
          <text:p text:style-name="P37">title (TEXT – may be null)</text:p>
        </text:list-item>
        <text:list-item>
          <text:p text:style-name="P37">text (TEXT – may be null)</text:p>
        </text:list-item>
        <text:list-item>
          <text:p text:style-name="P37">position (INTEGER, NOT NULL, UNIQUE WITH lesson_id – represents the position of the slide inside the lesson)</text:p>
        </text:list-item>
        <text:list-item>
          <text:p text:style-name="P37">kind (ENUM ['cover', 'text', 'image1', 'image2', 'image3', 'audio1', 'audio2', 'video1', 'video2'] – represents the type of the slide)</text:p>
        </text:list-item>
      </text:list>
      <text:p text:style-name="P4"><text:soft-page-break/>slide types:</text:p>
      <text:list xml:id="list828493519"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773752638" text:style-name="L9">
        <text:list-item>
          <text:p text:style-name="P38">media_element_id (INTEGER, FK, NOT NULL – refers to table media_elements (6))</text:p>
        </text:list-item>
        <text:list-item>
          <text:p text:style-name="P38">slide_id (INTEGER, FK, NOT NULL – refers to table slides (7))</text:p>
        </text:list-item>
        <text:list-item>
          <text:p text:style-name="P38">position (INTEGER, NOT NULL – it represents the position inside the slide)</text:p>
        </text:list-item>
        <text:list-item>
          <text:p text:style-name="P38">caption (TEXT – the caption, it is used only for images)</text:p>
        </text:list-item>
        <text:list-item>
          <text:p text:style-name="P38">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635679329" text:style-name="L10">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810174198" text:style-name="L11">
        <text:list-item>
          <text:p text:style-name="P40"><text:soft-page-break/>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2079066817" text:continue-numbering="true" text:style-name="L11">
        <text:list-item>
          <text:p text:style-name="P40">user_id (INTEGER, FK, NOT NULL – user who likes)</text:p>
        </text:list-item>
        <text:list-item>
          <text:p text:style-name="P40">reportable_id (INTEGER, NOT NULL – reported object's id)</text:p>
        </text:list-item>
        <text:list-item>
          <text:p text:style-name="P40">reportable_type (ENUM ['MediaElement', 'Lesson'], NOT NULL, UNIQUE WITH reportable_id AND user_id – the reportable element)</text:p>
        </text:list-item>
        <text:list-item>
          <text:p text:style-name="P40">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868099249" text:continue-numbering="true" text:style-name="L11">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338197395" text:style-name="L12">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777372733" text:continue-numbering="true" text:style-name="L12">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97131674" text:continue-list="list868099249" text:style-name="L11">
        <text:list-item>
          <text:p text:style-name="P40">tag_id (INTEGER, FK, NOT NULL – relative tag)</text:p>
        </text:list-item>
        <text:list-item>
          <text:p text:style-name="P40">taggable_id (INTEGER, NOT NULL – tagged object's id)</text:p>
        </text:list-item>
        <text:list-item>
          <text:p text:style-name="P40">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906627714" text:continue-numbering="true" text:style-name="L11">
        <text:list-item>
          <text:p text:style-name="P40">user_id (INTEGER, FK, NOT NULL – relative tag)</text:p>
        </text:list-item>
        <text:list-item>
          <text:p text:style-name="P40"><text:soft-page-break/>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349998283"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62174227"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114929410"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35490036"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223222792" text:style-name="L17">
        <text:list-item>
          <text:p text:style-name="P42">a list of active record objects representing lessons</text:p>
        </text:list-item>
        <text:list-item>
          <text:p text:style-name="P42">the extracting action who called the view</text:p>
        </text:list-item>
      </text:list>
      <text:p text:style-name="P3"/>
      <text:p text:style-name="P1"><text:span text:style-name="T22">The view is organized as follows</text:span><text:span text:style-name="T3">:</text:span></text:p>
      <text:list xml:id="list583638064" text:style-name="L18">
        <text:list-item>
          <text:p text:style-name="P43">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3">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011475712" text:style-name="L19">
        <text:list-item>
          <text:p text:style-name="P44">preview + edit + publish + virtual classroom + destroy + copy</text:p>
        </text:list-item>
        <text:list-item>
          <text:p text:style-name="P44">preview + edit + destroy + a special color state (grey)</text:p>
        </text:list-item>
        <text:list-item>
          <text:p text:style-name="P44">preview + virtual classroom + remove + copy + like + report</text:p>
        </text:list-item>
        <text:list-item>
          <text:p text:style-name="P44">preview + like + add + report</text:p>
        </text:list-item>
        <text:list-item>
          <text:p text:style-name="P4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75387985"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254292187" text:style-name="L21">
        <text:list-item>
          <text:p text:style-name="P45">preview + edit + destroy + change info</text:p>
        </text:list-item>
        <text:list-item>
          <text:p text:style-name="P45">preview + add + report</text:p>
        </text:list-item>
        <text:list-item>
          <text:p text:style-name="P45">preview + edit + remove + report</text:p>
        </text:list-item>
      </text:list>
      <text:p text:style-name="P9"/>
      <text:p text:style-name="P4">Actions and consequences of each button for elements:</text:p>
      <text:list xml:id="list971758015" text:continue-list="list75387985"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296811337" text:style-name="L22">
        <text:list-item>
          <text:p text:style-name="P46"><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850599643"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254138977" text:style-name="L24">
        <text:list-item>
          <text:p text:style-name="P47">crop and cut parts of the image</text:p>
        </text:list-item>
        <text:list-item>
          <text:p text:style-name="P47">insert text, deciding font size, color and position</text:p>
        </text:list-item>
      </text:list>
      <text:p text:style-name="P3"/>
      <text:p text:style-name="P4">Actions available in the audio editor:</text:p>
      <text:list xml:id="list1565389358" text:style-name="L25">
        <text:list-item>
          <text:p text:style-name="P48">select different audio tracks (between my elements and public elements)</text:p>
        </text:list-item>
        <text:list-item>
          <text:p text:style-name="P48">cut audio tracks</text:p>
        </text:list-item>
        <text:list-item>
          <text:p text:style-name="P48">join audio tracks</text:p>
        </text:list-item>
        <text:list-item>
          <text:p text:style-name="P48">listen to the final audio track and decide whether saving it or not</text:p>
        </text:list-item>
      </text:list>
      <text:p text:style-name="P3"/>
      <text:p text:style-name="P4">Actions available in the video editor:</text:p>
      <text:list xml:id="list134679560" text:style-name="L26">
        <text:list-item>
          <text:p text:style-name="P49">select different videos (between my elements and public elements)</text:p>
        </text:list-item>
        <text:list-item>
          <text:p text:style-name="P49">cut videos</text:p>
        </text:list-item>
        <text:list-item>
          <text:p text:style-name="P49">join videos with a standard fade</text:p>
        </text:list-item>
        <text:list-item>
          <text:p text:style-name="P49">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61570356" text:style-name="L27">
        <text:list-item>
          <text:p text:style-name="P50">available media elements</text:p>
        </text:list-item>
        <text:list-item>
          <text:p text:style-name="P50">current slide to edit</text:p>
        </text:list-item>
        <text:list-item>
          <text:p text:style-name="P50">slides succession</text:p>
        </text:list-item>
        <text:list-item>
          <text:p text:style-name="P50">toolbar</text:p>
        </text:list-item>
      </text:list>
      <text:p text:style-name="P3"/>
      <text:p text:style-name="P3"/>
      <text:p text:style-name="P15">2.6 – Virtual classroom</text:p>
      <text:p text:style-name="P15"/>
      <text:p text:style-name="P3">A lesson can appear in the virtual classroom only under the following conditions:</text:p>
      <text:list xml:id="list1194975387" text:style-name="L28">
        <text:list-item>
          <text:p text:style-name="P51">it has been created by me</text:p>
        </text:list-item>
        <text:list-item>
          <text:p text:style-name="P51">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412909530" text:style-name="L29">
        <text:list-item>
          <text:p text:style-name="P52">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2">model validations and callbacks (<text:span text:style-name="T24">Section 3.2</text:span>)</text:p>
        </text:list-item>
        <text:list-item>
          <text:p text:style-name="P52">fundamental interface methods (methods handling the logic of the application, available to be used in the frontend, <text:span text:style-name="T24">Section 3.3</text:span>)</text:p>
        </text:list-item>
        <text:list-item>
          <text:p text:style-name="P52">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add elements to the playlist if we already reached the maximum</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553015568" text:style-name="L30">
        <text:list-item>
          <text:p text:style-name="P53"><text:span text:style-name="T33">Manual 'before_destroy' callbacks</text:span> (in blue in the picture)</text:p>
        </text:list-item>
        <text:list-item>
          <text:p text:style-name="P53"><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3"><text:span text:style-name="T31">Database callbacks</text:span> (in green in the picture)</text:p>
        </text:list-item>
      </text:list>
      <text:p text:style-name="P3"/>
      <text:p text:style-name="P4">Besides the cascade destructions, there are the following callbacks:</text:p>
      <text:list xml:id="list2171869672" text:style-name="L31">
        <text:list-item>
          <text:p text:style-name="P54">Set as 'null' parent_id in table lessons if the parent lesson is destroyed (<text:span text:style-name="T31">database callback</text:span>).</text:p>
        </text:list-item>
        <text:list-item>
          <text:p text:style-name="P54">Create an automatic token for the lesson (<text:span text:style-name="T33">manual callback, 'before_validation'</text:span>)</text:p>
        </text:list-item>
        <text:list-item>
          <text:p text:style-name="P54">Create an automatic cover slide for the lesson (<text:span text:style-name="T33">manual callback, 'after_save'</text:span>)</text:p>
        </text:list-item>
        <text:list-item>
          <text:p text:style-name="P54">Stop destruction for a media element if it's public (<text:span text:style-name="T33">manual callback, 'before_destroy'</text:span>)</text:p>
        </text:list-item>
        <text:list-item>
          <text:p text:style-name="P54">Stop destruction if a slide is of kind 'cover' (<text:span text:style-name="T33">manual callback, 'before_destroy'</text:span>)</text:p>
        </text:list-item>
        <text:list-item>
          <text:p text:style-name="P54">Convert to lowercase a tag (<text:span text:style-name="T33">manual callback, 'before_validation'</text:span>)</text:p>
        </text:list-item>
        <text:list-item>
          <text:p text:style-name="P54">Save tags stored in attribute 'tags' after saving a media_element; rollbacks if anything unexpected occurs (<text:span text:style-name="T33">manual callback, 'after_save'</text:span>)</text:p>
        </text:list-item>
        <text:list-item>
          <text:p text:style-name="P54">Save tags stored in attribute 'tags' after saving a lesson; rollbacks if anything unexpected occurs (<text:span text:style-name="T33">manual callback, 'after_save'</text:span>)</text:p>
        </text:list-item>
        <text:list-item>
          <text:p text:style-name="P72">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row>
          <table:table-cell table:style-name="Tabella4.A2" office:value-type="string">
            <text:p text:style-name="P26">46</text:p>
          </table:table-cell>
          <table:table-cell table:style-name="Tabella4.B47" office:value-type="string">
            <text:p text:style-name="P27">@user.playlist_full?</text:p>
          </table:table-cell>
          <table:table-cell table:style-name="Tabella4.C47" office:value-type="string">
            <text:p text:style-name="P27"/>
          </table:table-cell>
          <table:table-cell table:style-name="Tabella4.D47" office:value-type="string">
            <text:p text:style-name="P27">true / false</text:p>
            <text:p text:style-name="P27">(no msg)</text:p>
          </table:table-cell>
        </table:table-row>
        <table:table-row>
          <table:table-cell table:style-name="Tabella4.A2" office:value-type="string">
            <text:p text:style-name="P26">47</text:p>
          </table:table-cell>
          <table:table-cell table:style-name="Tabella4.B48" office:value-type="string">
            <text:p text:style-name="P27">@user.empty_playlist</text:p>
          </table:table-cell>
          <table:table-cell table:style-name="Tabella4.C48" office:value-type="string">
            <text:p text:style-name="P27"/>
          </table:table-cell>
          <table:table-cell table:style-name="Tabella4.D48" office:value-type="string">
            <text:p text:style-name="P27">true / false</text:p>
            <text:p text:style-name="P27">(no msg)</text:p>
          </table:table-cell>
        </table:table-row>
        <table:table-row>
          <table:table-cell table:style-name="Tabella4.A2" office:value-type="string">
            <text:p text:style-name="P26">48</text:p>
          </table:table-cell>
          <table:table-cell table:style-name="Tabella4.B49" office:value-type="string">
            <text:p text:style-name="P27">@user.empty_virtual_classroom</text:p>
          </table:table-cell>
          <table:table-cell table:style-name="Tabella4.C49" office:value-type="string">
            <text:p text:style-name="P27"/>
          </table:table-cell>
          <table:table-cell table:style-name="Tabella4.D49" office:value-type="string">
            <text:p text:style-name="P27">nothing</text:p>
          </table:table-cell>
        </table:table-row>
        <table:table-row>
          <table:table-cell table:style-name="Tabella4.A2" office:value-type="string">
            <text:p text:style-name="P26">49</text:p>
          </table:table-cell>
          <table:table-cell table:style-name="Tabella4.B50" office:value-type="string">
            <text:p text:style-name="P27">@slide.update(title, text, media_elements)</text:p>
          </table:table-cell>
          <table:table-cell table:style-name="Tabella4.C50" office:value-type="string">
            <text:p text:style-name="P27">media_elements = {position =&gt; [media_element_id, alignment, caption]}</text:p>
          </table:table-cell>
          <table:table-cell table:style-name="Tabella4.D50"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text:soft-page-break/>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ext:soft-page-break/>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text:soft-page-break/></text:p>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47060526" text:style-name="L32">
        <text:list-item>
          <text:p text:style-name="P55">the user chooses a string (containing eventually spaces)</text:p>
        </text:list-item>
        <text:list-item>
          <text:p text:style-name="P55">this string is matched against the tag set, and are retrieved all the tags that match it</text:p>
        </text:list-item>
        <text:list-item>
          <text:p text:style-name="P55">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554365283" text:style-name="L33">
        <text:list-item>
          <text:p text:style-name="P56">@tag = { :tag_kind == '' =&gt; '', :tag_kind == '0' =&gt; :tag, :tag_kind == intero non corretto =&gt; '' :tag_kind == intero corretto =&gt; :tag_kind.to_i}</text:p>
        </text:list-item>
        <text:list-item>
          <text:p text:style-name="P56">@page = params[:page]</text:p>
        </text:list-item>
        <text:list-item>
          <text:p text:style-name="P56">@filter</text:p>
        </text:list-item>
        <text:list-item>
          <text:p text:style-name="P56">@order</text:p>
        </text:list-item>
        <text:list-item>
          <text:p text:style-name="P56">@subject_id (solo se item è lesson)</text:p>
        </text:list-item>
        <text:list-item>
          <text:p text:style-name="P56">@for_page</text:p>
        </text:list-item>
      </text:list>
      <text:p text:style-name="P3"/>
      <text:p text:style-name="P3">cerco da:</text:p>
      <text:list xml:id="list153578183" text:style-name="L34">
        <text:list-item>
          <text:p text:style-name="P57">dashboard, o lessons =&gt; preimpostato lessons</text:p>
        </text:list-item>
        <text:list-item>
          <text:p text:style-name="P57">media_elements =&gt; preimpostato media_elements</text:p>
        </text:list-item>
      </text:list>
      <text:p text:style-name="P3"/>
      <text:p text:style-name="P3">entro con il link da: idem come sopra, ma è l'unico caso in cui ho @did_you_search = false</text:p>
      <text:p text:style-name="P3"/>
      <text:p text:style-name="P3"><text:soft-page-break/>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DOCUMENTARE gli update_ok, e il fatto che <text:s/>in media element ho nell'unico caso: &lt;&lt; before_filter :initialize_media_element_with_owner, :only =&gt; :destroy &gt;&gt; grazie alla callback di destr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2T14:03:40</dc:date>
    <dc:creator>Morgan Spa</dc:creator>
    <meta:editing-duration>P1DT10H12M33S</meta:editing-duration>
    <meta:editing-cycles>576</meta:editing-cycles>
    <meta:generator>LibreOffice/3.5$Linux_X86_64 LibreOffice_project/350m1$Build-2</meta:generator>
    <meta:printed-by>Morgan Spa</meta:printed-by>
    <meta:print-date>2012-10-18T12:19:19</meta:print-date>
    <meta:document-statistic meta:table-count="4" meta:image-count="1" meta:object-count="0" meta:page-count="26" meta:paragraph-count="1012" meta:word-count="7311" meta:character-count="41155" meta:non-whitespace-character-count="39304"/>
  </office:meta>
</office:document-meta>
</file>